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.4937in" fo:margin-right="0.5043in" fo:text-indent="0in" style:auto-text-indent="false"/>
      <style:text-properties style:font-name="Times New Roman" fo:font-size="11.5pt" style:font-size-asian="11.5pt" style:font-size-complex="11.5pt"/>
    </style:style>
    <style:style style:name="P2" style:family="paragraph" style:parent-style-name="Standard">
      <style:paragraph-properties fo:margin-left="0.4937in" fo:margin-right="0.5043in" fo:text-indent="0in" style:auto-text-indent="false"/>
      <style:text-properties style:font-name="Times New Roman" fo:font-size="11.5pt" fo:font-weight="bold" style:font-size-asian="11.5pt" style:font-weight-asian="bold" style:font-size-complex="11.5pt"/>
    </style:style>
    <style:style style:name="P3" style:family="paragraph" style:parent-style-name="Standard">
      <style:paragraph-properties fo:margin-left="0.4937in" fo:margin-right="0.5043in" fo:text-indent="0in" style:auto-text-indent="false"/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P4" style:family="paragraph" style:parent-style-name="Standard">
      <style:paragraph-properties fo:margin-left="0in" fo:margin-right="0.5043in" fo:text-indent="0in" style:auto-text-indent="false"/>
      <style:text-properties style:font-name="Times New Roman" fo:font-size="11.5pt" style:font-size-asian="11.5pt" style:font-size-complex="11.5pt" style:font-weight-complex="normal"/>
    </style:style>
    <style:style style:name="P5" style:family="paragraph" style:parent-style-name="Standard" style:list-style-name="WW8Num3">
      <style:text-properties style:font-name="Times New Roman" fo:font-size="11.5pt" fo:font-weight="normal" style:font-size-asian="11.5pt" style:font-weight-asian="normal" style:font-size-complex="11.5pt" style:font-weight-complex="normal"/>
    </style:style>
    <style:style style:name="P6" style:family="paragraph" style:parent-style-name="Standard" style:list-style-name="WW8Num6">
      <style:paragraph-properties fo:margin-left="0.4937in" fo:margin-right="0.5043in" fo:text-indent="0in" style:auto-text-indent="false"/>
      <style:text-properties style:font-name="Times New Roman" fo:font-size="11.5pt" style:font-size-asian="11.5pt" style:font-size-complex="11.5pt"/>
    </style:style>
    <style:style style:name="P7" style:family="paragraph" style:parent-style-name="Standard" style:list-style-name="WW8Num5">
      <style:paragraph-properties fo:margin-left="0.4937in" fo:margin-right="0.5043in" fo:text-indent="0in" style:auto-text-indent="false"/>
      <style:text-properties style:font-name="Times New Roman" fo:font-size="11.5pt" style:font-size-asian="11.5pt" style:font-size-complex="11.5pt"/>
    </style:style>
    <style:style style:name="P8" style:family="paragraph" style:parent-style-name="Standard" style:list-style-name="WW8Num3">
      <style:paragraph-properties fo:margin-left="0.4937in" fo:margin-right="0.5043in" fo:text-indent="0in" style:auto-text-indent="false"/>
      <style:text-properties style:font-name="Times New Roman" fo:font-size="11.5pt" style:font-size-asian="11.5pt" style:font-size-complex="11.5pt"/>
    </style:style>
    <style:style style:name="P9" style:family="paragraph" style:parent-style-name="Standard" style:list-style-name="WW8Num3">
      <style:paragraph-properties fo:margin-left="0.4937in" fo:margin-right="0.5043in" fo:text-indent="0in" style:auto-text-indent="false"/>
      <style:text-properties style:font-name="Times New Roman" fo:font-size="11.5pt" fo:font-weight="normal" style:font-size-asian="11.5pt" style:font-weight-asian="normal" style:font-size-complex="11.5pt" style:font-weight-complex="normal"/>
    </style:style>
    <style:style style:name="P10" style:family="paragraph" style:parent-style-name="Standard" style:list-style-name="WW8Num3">
      <style:paragraph-properties fo:margin-left="1.0161in" fo:margin-right="0.5146in" fo:text-indent="-0.2571in" style:auto-text-indent="false">
        <style:tab-stops>
          <style:tab-stop style:position="1.5047in"/>
        </style:tab-stops>
      </style:paragraph-properties>
      <style:text-properties style:font-name="Times New Roman" fo:font-size="11.5pt" style:font-size-asian="11.5pt" style:font-size-complex="11.5pt"/>
    </style:style>
    <style:style style:name="P11" style:family="paragraph" style:parent-style-name="Standard" style:list-style-name="WW8Num3">
      <style:paragraph-properties fo:margin-left="1.4917in" fo:margin-right="0.5043in" fo:text-indent="-0.2445in" style:auto-text-indent="false">
        <style:tab-stops/>
      </style:paragraph-properties>
      <style:text-properties style:font-name="Times New Roman" fo:font-size="11.5pt" style:font-size-asian="11.5pt" style:font-size-complex="11.5pt"/>
    </style:style>
    <style:style style:name="P12" style:family="paragraph" style:parent-style-name="Standard">
      <style:paragraph-properties fo:margin-left="0.5016in" fo:margin-right="0.5043in" fo:text-indent="0in" style:auto-text-indent="false"/>
      <style:text-properties style:font-name="Times New Roman" fo:font-size="11.5pt" style:font-size-asian="11.5pt" style:font-size-complex="11.5pt" style:font-weight-complex="normal"/>
    </style:style>
    <style:style style:name="P13" style:family="paragraph" style:parent-style-name="Heading_20_2">
      <style:paragraph-properties fo:margin-left="0.0134in" fo:margin-right="0in" fo:text-align="center" style:justify-single-word="false" fo:text-indent="0in" style:auto-text-indent="false">
        <style:tab-stops/>
      </style:paragraph-properties>
      <style:text-properties style:font-name="Times New Roman" fo:font-size="12pt"/>
    </style:style>
    <style:style style:name="P14" style:family="paragraph" style:parent-style-name="Heading_20_1">
      <style:paragraph-properties fo:margin-left="0.4937in" fo:margin-right="0.5043in" fo:margin-top="0in" fo:margin-bottom="0in" fo:text-indent="0in" style:auto-text-indent="false"/>
    </style:style>
    <style:style style:name="P15" style:family="paragraph" style:parent-style-name="Heading_20_1">
      <style:paragraph-properties fo:margin-left="0.4937in" fo:margin-right="0.5043in" fo:margin-top="0in" fo:margin-bottom="0in" fo:text-indent="0in" style:auto-text-indent="false"/>
      <style:text-properties style:font-name="Times New Roman" fo:font-size="11.5pt" style:font-size-asian="11.5pt" style:font-size-complex="11.5pt" style:font-weight-complex="normal"/>
    </style:style>
    <style:style style:name="P16" style:family="paragraph" style:parent-style-name="Header" style:master-page-name="Standard">
      <style:paragraph-properties fo:margin-left="0.4937in" fo:margin-right="0.5043in" fo:text-align="center" style:justify-single-word="false" fo:text-indent="0in" style:auto-text-indent="false" style:page-number="auto"/>
      <style:text-properties style:font-name="Times New Roman" fo:font-size="15pt" fo:font-weight="bold" style:font-size-asian="15pt" style:font-weight-asian="bold" style:font-size-complex="15pt"/>
    </style:style>
    <style:style style:name="T1" style:family="text">
      <style:text-properties style:font-name="Times New Roman" fo:font-size="11.5pt" style:font-size-asian="11.5pt" style:font-size-complex="11.5pt"/>
    </style:style>
    <style:style style:name="T2" style:family="text">
      <style:text-properties style:font-name="Times New Roman" fo:font-size="11.5pt" style:font-size-asian="11.5pt" style:font-size-complex="11.5pt" style:font-weight-complex="normal"/>
    </style:style>
    <style:style style:name="Sect1" style:family="section">
      <style:section-properties text:dont-balance-text-columns="true" style:writing-mode="lr-tb" fo:margin-left="-0.5in" fo:margin-right="-0.5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yan McGowan</text:p>
      <text:h text:style-name="P13" text:outline-level="2">2092 Middlesex Road <text:s/>▪ <text:s/>Columbus, OH 43220 <text:s/>▪ <text:s/>614-678-4408 <text:s/>▪ <text:s/>mcgowan.98@osu.edu</text:h>
      <text:section text:style-name="Sect1" text:name="Section2">
        <text:p text:style-name="P12"/>
        <text:h text:style-name="P15" text:outline-level="1">EDUCATION </text:h>
        <text:p text:style-name="P1">The Ohio State University, Columbus, OH <text:tab/><text:tab/><text:tab/><text:tab/><text:tab/><text:tab/><text:tab/> <text:s text:c="3"/>Expected Graduation: <text:s/>June 2013</text:p>
        <text:p text:style-name="P1">B.S. Computer Science &amp; Engineering<text:tab/><text:tab/><text:tab/><text:tab/><text:tab/><text:tab/><text:tab/><text:tab/><text:tab/><text:tab/>Overall GPA: 3.663 (4.0 scale)<text:tab/><text:tab/><text:tab/><text:tab/><text:tab/></text:p>
        <text:p text:style-name="P2"><text:tab/><text:tab/><text:tab/><text:tab/><text:tab/><text:tab/><text:tab/><text:tab/><text:tab/><text:tab/><text:tab/><text:tab/><text:tab/><text:tab/><text:tab/><text:tab/><text:tab/><text:tab/><text:tab/><text:tab/><text:tab/><text:tab/></text:p>
        <text:p text:style-name="P2">ACADEMIC HIGHLIGHTS</text:p>
        <text:p text:style-name="P1">Currently studying Multiple Variable Calculus, Physics III, Computer Science, and Engineering, all Honors.</text:p>
        <text:p text:style-name="P1">Completed: <text:s/>Discrete Mathematics; Computer Science; Physics I and II; Public Speaking;</text:p>
        <text:p text:style-name="P2"/>
        <text:p text:style-name="P3">HONORS AND ACTIVITIES</text:p>
        <text:list xml:id="list852044725" text:style-name="WW8Num6">
          <text:list-item>
            <text:p text:style-name="P6">Member of Ohio State Fundamentals of Engineering Honors (FEH) program</text:p>
          </text:list-item>
          <text:list-item>
            <text:p text:style-name="P6">Member, Ohio State University Open Source Club</text:p>
          </text:list-item>
          <text:list-item>
            <text:p text:style-name="P6">Vice President, Collegiate Web Developers Group</text:p>
          </text:list-item>
        </text:list>
        <text:p text:style-name="P2"/>
        <text:p text:style-name="P2">COMPUTER AND TECHNICAL SKILLS</text:p>
        <text:list xml:id="list296760481" text:style-name="WW8Num5">
          <text:list-item>
            <text:p text:style-name="P7">Experience using C/C++, and Java</text:p>
          </text:list-item>
          <text:list-item>
            <text:p text:style-name="P7">Exceptional skill with PHP, jQuery (Javascript), and CSS as well as CMS's such as Wordpress and Drupal</text:p>
          </text:list-item>
          <text:list-item>
            <text:p text:style-name="P7">Experience with UNIX systems and command line including Sysadmin type utilities.</text:p>
          </text:list-item>
        </text:list>
        <text:p text:style-name="P2"/>
        <text:p text:style-name="P2">PROJECT EXPERIENCE</text:p>
        <text:list xml:id="list767874435" text:style-name="WW8Num3">
          <text:list-item>
            <text:p text:style-name="P9">Website Design and Development</text:p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/>
                          </text:list-item>
                        </text:list>
                        <text:p text:style-name="P9"/>
                      </text:list-item>
                    </text:list>
                  </text:list-item>
                </text:list>
              </text:list-item>
            </text:list>
          </text:list-item>
          <text:list-item>
            <text:p text:style-name="P8">OSU FEH Robot Project</text:p>
            <text:list>
              <text:list-item>
                <text:p text:style-name="P10">Group of four students building and programming a robot to participate in a competition. <text:s/>The robot was made to navigate a course and accomplish several simple tasks (i.e. flip a switch, rotate a panel) autonomously.</text:p>
                <text:list>
                  <text:list-item>
                    <text:p text:style-name="P11">As the programmer for the project I wrote and tested all of the code used in the project and related labs. <text:s/>Written in Intereactive C, I created a modular program so I could easily modify the path my robot used to navigate and the order in which tasks were accomplished.</text:p>
                  </text:list-item>
                  <text:list-item>
                    <text:p text:style-name="P11">Used GIT version control.</text:p>
                  </text:list-item>
                </text:list>
              </text:list-item>
            </text:list>
          </text:list-item>
        </text:list>
        <text:p text:style-name="P4"/>
        <text:h text:style-name="P14" text:outline-level="1"><text:span text:style-name="T2">WORK EXPERIENCE</text:span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lr-tb"/>
      <style:text-properties style:use-window-font-color="true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in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417in" fo:margin-bottom="0in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1252in" fo:margin-right="0in" fo:text-indent="0in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2pt" style:font-size-asian="12pt" style:font-size-complex="12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Text_20_2" style:display-name="Body Text 2" style:family="paragraph" style:parent-style-name="Standard">
      <style:paragraph-properties fo:margin-left="0.2811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0.1665in" fo:margin-right="0in" fo:text-indent="0in" style:auto-text-indent="false"/>
    </style:style>
    <style:style style:name="Grades" style:family="paragraph" style:parent-style-name="Standard">
      <style:text-properties fo:font-size="9pt" style:font-size-asian="9pt" style:font-size-complex="9pt"/>
    </style:style>
    <style:style style:name="italics" style:family="paragraph" style:parent-style-name="Standard">
      <style:paragraph-properties fo:margin-left="0.25in" fo:margin-right="0in" fo:margin-top="0in" fo:margin-bottom="0.111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fo:font-size="8pt" style:font-size-asian="8pt" style:font-name-complex="Symbol" style:font-size-complex="8pt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0.5311in" fo:text-indent="-0.25in" fo:margin-left="0.531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in" fo:margin-left="0.4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text:list-tab-stop-position="0.5311in" fo:text-indent="-0.25in" fo:margin-left="0.531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">
        <style:list-level-properties text:list-level-position-and-space-mode="label-alignment">
          <style:list-level-label-alignment text:label-followed-by="listtab" text:list-tab-stop-position="0.5311in" fo:text-indent="-0.25in" fo:margin-left="0.5311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2189in" fo:text-indent="-0.25in" fo:margin-left="2.2189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189in" fo:text-indent="-0.25in" fo:margin-left="2.7189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2189in" fo:text-indent="-0.25in" fo:margin-left="3.2189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3.7189in" fo:text-indent="-0.25in" fo:margin-left="3.7189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189in" fo:text-indent="-0.25in" fo:margin-left="4.2189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4.7189in" fo:text-indent="-0.25in" fo:margin-left="4.7189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5.2189in" fo:text-indent="-0.25in" fo:margin-left="5.2189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5.7189in" fo:text-indent="-0.25in" fo:margin-left="5.718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">
        <style:list-level-properties text:list-level-position-and-space-mode="label-alignment">
          <style:list-level-label-alignment text:label-followed-by="listtab" text:list-tab-stop-position="0.5311in" fo:text-indent="-0.25in" fo:margin-left="0.531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">
        <style:list-level-properties text:list-level-position-and-space-mode="label-alignment">
          <style:list-level-label-alignment text:label-followed-by="listtab" text:list-tab-stop-position="0.5311in" fo:text-indent="-0.25in" fo:margin-left="0.5311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">
        <style:list-level-properties text:list-level-position-and-space-mode="label-alignment">
          <style:list-level-label-alignment text:label-followed-by="listtab" text:list-tab-stop-position="0.5311in" fo:text-indent="-0.25in" fo:margin-left="0.5311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">
        <style:list-level-properties text:list-level-position-and-space-mode="label-alignment">
          <style:list-level-label-alignment text:label-followed-by="listtab" text:list-tab-stop-position="0.5311in" fo:text-indent="-0.25in" fo:margin-left="0.531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">
        <style:list-level-properties text:list-level-position-and-space-mode="label-alignment">
          <style:list-level-label-alignment text:label-followed-by="listtab" text:list-tab-stop-position="0.5311in" fo:text-indent="-0.25in" fo:margin-left="0.5311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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">
        <style:list-level-properties text:list-level-position-and-space-mode="label-alignment">
          <style:list-level-label-alignment text:label-followed-by="listtab" text:list-tab-stop-position="0.5311in" fo:text-indent="-0.25in" fo:margin-left="0.531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">
        <style:list-level-properties text:list-level-position-and-space-mode="label-alignment">
          <style:list-level-label-alignment text:label-followed-by="listtab" text:list-tab-stop-position="0.5311in" fo:text-indent="-0.25in" fo:margin-left="0.5311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list-level-position-and-space-mode="label-alignment">
          <style:list-level-label-alignment text:label-followed-by="listtab" text:list-tab-stop-position="0.5311in" fo:text-indent="-0.25in" fo:margin-left="0.5311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75in" fo:margin-left="0.6in" fo:margin-right="0.6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7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oph C/I Buckeye</dc:title>
    <meta:initial-creator>Eric Derflinger</meta:initial-creator>
    <meta:creation-date>2007-10-31T07:58:00</meta:creation-date>
    <dc:date>2010-12-23T00:00:33</dc:date>
    <meta:print-date>2007-10-31T07:57:00</meta:print-date>
    <meta:editing-cycles>29</meta:editing-cycles>
    <meta:editing-duration>PT11H34M37S</meta:editing-duration>
    <meta:generator>LibreOffice/3.3$Unix LibreOffice_project/330m17$Build-3</meta:generator>
    <meta:document-statistic meta:table-count="0" meta:image-count="0" meta:object-count="0" meta:page-count="1" meta:paragraph-count="24" meta:word-count="235" meta:character-count="1531"/>
  </office:meta>
</office:document-meta>
</file>